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Unnamed: 0">
            <text:p>Unnamed: 0</text:p>
          </table:table-cell>
          <table:table-cell table:style-name="pd1" office:value-type="string" office:value="opady">
            <text:p>opady</text:p>
          </table:table-cell>
          <table:table-cell table:style-name="pd1" office:value-type="string" office:value="temperatura">
            <text:p>temperatura</text:p>
          </table:table-cell>
          <table:table-cell table:style-name="pd1" office:value-type="string" office:value="Autor">
            <text:p>Autor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styczeń">
            <text:p>styczeń</text:p>
          </table:table-cell>
          <table:table-cell office:value-type="float" office:value="12">
            <text:p>12</text:p>
          </table:table-cell>
          <table:table-cell office:value-type="float" office:value="-10">
            <text:p>-10</text:p>
          </table:table-cell>
          <table:table-cell office:value-type="string" office:value="Adam Jurkiewicz">
            <text:p>Adam Jurkiewicz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luty">
            <text:p>luty</text:p>
          </table:table-cell>
          <table:table-cell office:value-type="float" office:value="20">
            <text:p>20</text:p>
          </table:table-cell>
          <table:table-cell office:value-type="float" office:value="-3">
            <text:p>-3</text:p>
          </table:table-cell>
          <table:table-cell office:value-type="string" office:value="Adam Jurkiewicz">
            <text:p>Adam Jurkiewicz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marzec">
            <text:p>marzec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 office:value="Adam Jurkiewicz">
            <text:p>Adam Jurkiewicz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kwiecień">
            <text:p>kwiecień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string" office:value="Adam Jurkiewicz">
            <text:p>Adam Jurkiewicz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maj">
            <text:p>maj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string" office:value="Adam Jurkiewicz">
            <text:p>Adam Jurkiewicz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czerwiec">
            <text:p>czerwiec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 office:value="Adam Jurkiewicz">
            <text:p>Adam Jurkiewicz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lipiec">
            <text:p>lipiec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 office:value="Adam Jurkiewicz">
            <text:p>Adam Jurkiewicz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sierpień">
            <text:p>sierpień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 office:value="Adam Jurkiewicz">
            <text:p>Adam Jurkiewicz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wrzesień">
            <text:p>wrzesień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string" office:value="Adam Jurkiewicz">
            <text:p>Adam Jurkiewicz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październik">
            <text:p>październik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 office:value="Adam Jurkiewicz">
            <text:p>Adam Jurkiewicz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listopad">
            <text:p>listopad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 office:value="Adam Jurkiewicz">
            <text:p>Adam Jurkiewicz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grudzień">
            <text:p>grudzień</text:p>
          </table:table-cell>
          <table:table-cell office:value-type="float" office:value="24">
            <text:p>24</text:p>
          </table:table-cell>
          <table:table-cell office:value-type="float" office:value="-8">
            <text:p>-8</text:p>
          </table:table-cell>
          <table:table-cell office:value-type="string" office:value="Adam Jurkiewicz">
            <text:p>Adam Jurkiewic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loext="urn:org:documentfoundation:names:experimental:office:xmlns:loext:1.0" xmlns:svg="urn:oasis:names:tc:opendocument:xmlns:svg-compatible:1.0" xmlns:xlink="http://www.w3.org/1999/xlink" xmlns:ns42="urn:org:documentfoundation:names:experimental:calc:xmlns:calcext:1.0" xmlns:number="urn:oasis:names:tc:opendocument:xmlns:datastyle:1.0" xmlns:chart="urn:oasis:names:tc:opendocument:xmlns:chart:1.0" xmlns:dr3d="urn:oasis:names:tc:opendocument:xmlns:dr3d:1.0" xmlns:chartooo="http://openoffice.org/2010/chart" xmlns:manifest="urn:oasis:names:tc:opendocument:xmlns:manifest:1.0" xmlns:presentation="urn:oasis:names:tc:opendocument:xmlns:presentation:1.0" office:version="1.2">
  <office:meta>
    <meta:generator>ODFPY/1.4.1</meta:generator>
  </office:meta>
</office:document-meta>
</file>